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from_lot_note_border_fiat" office:value="832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4: 1.50000000 of 2.00000000 B2</text:p>
          </table:table-cell>
          <table:table-cell table:style-name="taxable_event_note_border_default" office:value-type="string">
            <text:p>1/1: 1.50000000 of 1.50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11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4: 0.20000000 of 2.00000000 B2</text:p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7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5454.0" office:value-type="float"/>
          <table:table-cell table:style-name="from_lot_note_fiat" office:value="39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58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4: 0.27000000 of 0.50000000 B2</text:p>
          </table:table-cell>
          <table:table-cell table:style-name="taxable_event_note_default" office:value-type="string">
            <text:p>1/4: 0.27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060.0" office:value-type="float"/>
          <table:table-cell table:style-name="from_lot_note_fiat" office:value="3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6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30000000 of 0.30000000 B2</text:p>
          </table:table-cell>
          <table:table-cell table:style-name="taxable_event_note_default" office:value-type="string">
            <text:p>2/4: 0.30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20.0" office:value-type="float"/>
          <table:table-cell table:style-name="from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2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10000000 of 0.10000000 B2</text:p>
          </table:table-cell>
          <table:table-cell table:style-name="taxable_event_note_default" office:value-type="string">
            <text:p>3/4: 0.10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282.0" office:value-type="float"/>
          <table:table-cell table:style-name="from_lot_note_fiat" office:value="63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927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3: 0.41000000 of 1.00000000 B2</text:p>
          </table:table-cell>
          <table:table-cell table:style-name="taxable_event_note_default" office:value-type="string">
            <text:p>4/4: 0.41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803.0" office:value-type="float"/>
          <table:table-cell table:style-name="from_lot_note_fiat" office:value="790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0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0.51000000 of 1.00000000 B2</text:p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from_lot_note_fiat" office:value="832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4: 1.50000000 of 2.00000000 B3</text:p>
          </table:table-cell>
          <table:table-cell table:style-name="taxable_event_note_default" office:value-type="string">
            <text:p>1/1: 1.50000000 of 1.5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11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4: 0.20000000 of 2.00000000 B3</text:p>
          </table:table-cell>
          <table:table-cell table:style-name="taxable_event_note_default" office:value-type="string">
            <text:p>1/1: 0.20000000 of 0.2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0.37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474.0" office:value-type="float"/>
          <table:table-cell table:style-name="from_lot_note_fiat" office:value="5476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98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4/4: 0.37000000 of 0.50000000 B3</text:p>
          </table:table-cell>
          <table:table-cell office:value-type="string" table:style-name="taxable_event_note_default">
            <text:p>1/3: 0.37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060.0" office:value-type="float"/>
          <table:table-cell table:style-name="from_lot_note_fiat" office:value="3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60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1/1: 0.30000000 of 0.30000000 B3</text:p>
          </table:table-cell>
          <table:table-cell office:value-type="string" table:style-name="taxable_event_note_default">
            <text:p>2/3: 0.30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282.0" office:value-type="float"/>
          <table:table-cell table:style-name="from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27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1/3: 0.41000000 of 1.00000000 B3</text:p>
          </table:table-cell>
          <table:table-cell office:value-type="string" table:style-name="taxable_event_note_default">
            <text:p>3/3: 0.41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803.0" office:value-type="float"/>
          <table:table-cell table:style-name="from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02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2/3: 0.51000000 of 1.00000000 B3</text:p>
          </table:table-cell>
          <table:table-cell office:value-type="string" table:style-name="taxable_event_note_default">
            <text:p>1/1: 0.51000000 of 0.51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from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4: 1.50000000 of 2.00000000 B4</text:p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4: 0.20000000 of 2.00000000 B4</text:p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7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7474.0" office:value-type="float"/>
          <table:table-cell table:style-name="from_lot_note_fiat" office:value="5476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98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4: 0.37000000 of 0.50000000 B4</text:p>
          </table:table-cell>
          <table:table-cell table:style-name="taxable_event_note_default" office:value-type="string">
            <text:p>1/3: 0.37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060.0" office:value-type="float"/>
          <table:table-cell table:style-name="from_lot_note_fiat" office:value="3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6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30000000 of 0.30000000 B4</text:p>
          </table:table-cell>
          <table:table-cell table:style-name="taxable_event_note_default" office:value-type="string">
            <text:p>2/3: 0.30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8282.0" office:value-type="float"/>
          <table:table-cell table:style-name="from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27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3: 0.41000000 of 1.00000000 B4</text:p>
          </table:table-cell>
          <table:table-cell table:style-name="taxable_event_note_default" office:value-type="string">
            <text:p>3/3: 0.41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7803.0" office:value-type="float"/>
          <table:table-cell table:style-name="from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0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0.51000000 of 1.00000000 B4</text:p>
          </table:table-cell>
          <table:table-cell table:style-name="taxable_event_note_default" office:value-type="string">
            <text:p>1/1: 0.51000000 of 0.5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from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4: 0.10000000 of 0.50000000 B2</text:p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from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4: 0.10000000 of 0.50000000 B3</text:p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from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4: 0.10000000 of 0.50000000 B4</text:p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from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4/4: 0.29000000 of 2.00000000 B2</text:p>
          </table:table-cell>
          <table:table-cell table:style-name="taxable_event_note_default" office:value-type="string">
            <text:p>1/2: 0.29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562.0" office:value-type="float"/>
          <table:table-cell table:style-name="from_lot_note_fiat" office:value="162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6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4: 0.11000000 of 0.50000000 B2</text:p>
          </table:table-cell>
          <table:table-cell table:style-name="taxable_event_note_default" office:value-type="string">
            <text:p>2/2: 0.11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from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4/4: 0.29000000 of 2.00000000 B3</text:p>
          </table:table-cell>
          <table:table-cell table:style-name="taxable_event_note_default" office:value-type="string">
            <text:p>1/3: 0.29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from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0.10000000 of 0.10000000 B3</text:p>
          </table:table-cell>
          <table:table-cell table:style-name="taxable_event_note_default" office:value-type="string">
            <text:p>2/3: 0.10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from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4: 0.01000000 of 0.50000000 B3</text:p>
          </table:table-cell>
          <table:table-cell table:style-name="taxable_event_note_default" office:value-type="string">
            <text:p>3/3: 0.01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from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4/4: 0.29000000 of 2.00000000 B4</text:p>
          </table:table-cell>
          <table:table-cell table:style-name="taxable_event_note_default" office:value-type="string">
            <text:p>1/3: 0.29000000 of 0.4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from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0.10000000 of 0.10000000 B4</text:p>
          </table:table-cell>
          <table:table-cell table:style-name="taxable_event_note_default" office:value-type="string">
            <text:p>2/3: 0.10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from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4: 0.01000000 of 0.50000000 B4</text:p>
          </table:table-cell>
          <table:table-cell table:style-name="taxable_event_note_default" office:value-type="string">
            <text:p>3/3: 0.01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4: 0.01000000 of 2.00000000 B2</text:p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4: 0.02000000 of 0.50000000 B2</text:p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from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2</text:p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4: 0.01000000 of 2.00000000 B3</text:p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4: 0.02000000 of 0.5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from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4: 0.01000000 of 2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4: 0.02000000 of 0.5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1T11:32:50.524837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